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4.51cm"/>
    </style:style>
    <style:style style:name="co3" style:family="table-column">
      <style:table-column-properties fo:break-before="auto" style:column-width="2.951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3.25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3"/>
    <style:style style:name="ce3" style:family="table-cell" style:parent-style-name="Default" style:data-style-name="N4"/>
    <style:style style:name="ce4" style:family="table-cell" style:parent-style-name="Default" style:data-style-name="N4">
      <style:text-properties style:font-name="Arial" style:font-name-asian="Droid Sans Fallback" style:font-name-complex="DejaVu Sans Condense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6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elocità siderale (passi/sec)</text:p>
          </table:table-cell>
          <table:table-cell table:style-name="ce2" office:value-type="float" office:value="919.456" calcext:value-type="float">
            <text:p>919,45600</text:p>
          </table:table-cell>
          <table:table-cell table:number-columns-repeated="7"/>
          <table:table-cell table:formula="of:=[.I13]/[.B3]" office:value-type="float" office:value="0.0512023389791736" calcext:value-type="float">
            <text:p>0,05</text:p>
          </table:table-cell>
          <table:table-cell table:formula="of:=[.J1]*[.B1]" office:value-type="float" office:value="47.078297788435" calcext:value-type="float">
            <text:p>47,0782977884</text:p>
          </table:table-cell>
          <table:table-cell/>
        </table:table-row>
        <table:table-row table:style-name="ro2">
          <table:table-cell office:value-type="string" calcext:value-type="string">
            <text:p>Tempo di rampa (sec)</text:p>
          </table:table-cell>
          <table:table-cell table:style-name="ce2" office:value-type="float" office:value="0.452" calcext:value-type="float">
            <text:p>0,45200</text:p>
          </table:table-cell>
          <table:table-cell table:style-name="ce2" table:formula="of:=50000/((220000-200)/2)" office:value-type="float" office:value="0.454959053685168" calcext:value-type="float">
            <text:p>0,45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locità puntamento (passi/sec)</text:p>
          </table:table-cell>
          <table:table-cell table:style-name="ce2" office:value-type="float" office:value="220000" calcext:value-type="float">
            <text:p>220.000,00000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assi per grado</text:p>
          </table:table-cell>
          <table:table-cell table:style-name="ce2" office:value-type="float" office:value="220088.2" calcext:value-type="float">
            <text:p>220.088,20000</text:p>
          </table:table-cell>
          <table:table-cell table:number-columns-repeated="10"/>
        </table:table-row>
        <table:table-row table:style-name="ro3" table:number-rows-repeated="3">
          <table:table-cell table:number-columns-repeated="12"/>
        </table:table-row>
        <table:table-row table:style-name="ro3">
          <table:table-cell office:value-type="string" calcext:value-type="string">
            <text:p>gradi</text:p>
          </table:table-cell>
          <table:table-cell office:value-type="string" calcext:value-type="string">
            <text:p>passi </text:p>
          </table:table-cell>
          <table:table-cell office:value-type="string" calcext:value-type="string">
            <text:p>passi corretti</text:p>
          </table:table-cell>
          <table:table-cell office:value-type="string" calcext:value-type="string">
            <text:p>correzione</text:p>
          </table:table-cell>
          <table:table-cell office:value-type="string" calcext:value-type="string">
            <text:p>tempo velocità max</text:p>
          </table:table-cell>
          <table:table-cell/>
          <table:table-cell office:value-type="string" calcext:value-type="string">
            <text:p>passi corretti</text:p>
          </table:table-cell>
          <table:table-cell office:value-type="string" calcext:value-type="string">
            <text:p>tempo velocità max</text:p>
          </table:table-cell>
          <table:table-cell office:value-type="string" calcext:value-type="string">
            <text:p>correzione</text:p>
          </table:table-cell>
          <table:table-cell office:value-type="string" calcext:value-type="string">
            <text:p>correzione (rampa teorica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A9]*[.$B$4]" office:value-type="float" office:value="220088.2" calcext:value-type="float">
            <text:p>220.088,20</text:p>
          </table:table-cell>
          <table:table-cell table:formula="of:=[.B9]+[.D9]" office:value-type="float" office:value="219765.102681047" calcext:value-type="float">
            <text:p>219.765,10</text:p>
          </table:table-cell>
          <table:table-cell table:formula="of:=(2*[.$B$2]*[.$B$1]+[.E9]*[.$B$1])" office:value-type="float" office:value="-323.097318953484" calcext:value-type="float">
            <text:p>-323,10</text:p>
          </table:table-cell>
          <table:table-cell table:formula="of:=([.B9]/([.$B$3]-[.$B$1]))-(5*[.$B$2])" office:value-type="float" office:value="-1.25540052264979" calcext:value-type="float">
            <text:p>-1,26</text:p>
          </table:table-cell>
          <table:table-cell/>
          <table:table-cell table:formula="of:=[.B9]-(10*50000)" office:value-type="float" office:value="-279911.8" calcext:value-type="float">
            <text:p>-279.911,80</text:p>
          </table:table-cell>
          <table:table-cell table:formula="of:=[.G9]/[.$B$3]" office:value-type="float" office:value="-1.27232636363636" calcext:value-type="float">
            <text:p>-1,27</text:p>
          </table:table-cell>
          <table:table-cell table:formula="of:=([.H9]+2*5*[.$B$2])*[.$B$1]" office:value-type="float" office:value="2986.09301099636" calcext:value-type="float">
            <text:p>2.986,09</text:p>
          </table:table-cell>
          <table:table-cell table:style-name="ce4" table:formula="of:=([.H9]+2*5*[.$C$2])*[.$B$1]" office:value-type="float" office:value="3013.30020764787" calcext:value-type="float">
            <text:p>3.013,30</text:p>
          </table:table-cell>
          <table:table-cell/>
          <table:table-cell table:formula="of:=[.I9]-[.D9]" office:value-type="float" office:value="3309.19032994985" calcext:value-type="float">
            <text:p>3309,190329949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0]*[.$B$4]" office:value-type="float" office:value="660264.6" calcext:value-type="float">
            <text:p>660.264,60</text:p>
          </table:table-cell>
          <table:table-cell table:formula="of:=[.B10]+[.D10]" office:value-type="float" office:value="661788.87271514" calcext:value-type="float">
            <text:p>661.788,87</text:p>
          </table:table-cell>
          <table:table-cell table:formula="of:=(2*[.$B$2]*[.$B$1]+[.E10]*[.$B$1])" office:value-type="float" office:value="1524.27271513955" calcext:value-type="float">
            <text:p>1.524,27</text:p>
          </table:table-cell>
          <table:table-cell table:formula="of:=([.B10]/([.$B$3]-[.$B$1]))-(5*[.$B$2])" office:value-type="float" office:value="0.753798432050635" calcext:value-type="float">
            <text:p>0,75</text:p>
          </table:table-cell>
          <table:table-cell/>
          <table:table-cell table:formula="of:=[.B10]-(10*50000)" office:value-type="float" office:value="160264.6" calcext:value-type="float">
            <text:p>160.264,60</text:p>
          </table:table-cell>
          <table:table-cell table:formula="of:=[.G10]/[.$B$3]" office:value-type="float" office:value="0.728475454545455" calcext:value-type="float">
            <text:p>0,73</text:p>
          </table:table-cell>
          <table:table-cell table:formula="of:=([.H10]+2*5*[.$B$2])*[.$B$1]" office:value-type="float" office:value="4825.74224753455" calcext:value-type="float">
            <text:p>4.825,74</text:p>
          </table:table-cell>
          <table:table-cell table:style-name="ce4" table:formula="of:=([.H10]+2*5*[.$C$2])*[.$B$1]" office:value-type="float" office:value="4852.94944418605" calcext:value-type="float">
            <text:p>4.852,95</text:p>
          </table:table-cell>
          <table:table-cell/>
          <table:table-cell table:formula="of:=[.I10]-[.D10]" office:value-type="float" office:value="3301.469532395" calcext:value-type="float">
            <text:p>3301,469532395</text:p>
          </table:table-cell>
        </table:table-row>
        <table:table-row table:style-name="ro2">
          <table:table-cell table:style-name="ce1"/>
          <table:table-cell office:value-type="float" office:value="500000" calcext:value-type="float">
            <text:p>500.000,00</text:p>
          </table:table-cell>
          <table:table-cell table:formula="of:=[.B11]+[.D11]" office:value-type="float" office:value="500851.660508838" calcext:value-type="float">
            <text:p>500.851,66</text:p>
          </table:table-cell>
          <table:table-cell table:formula="of:=(2*[.$B$2]*[.$B$1]+[.E11]*[.$B$1])" office:value-type="float" office:value="851.660508837924" calcext:value-type="float">
            <text:p>851,66</text:p>
          </table:table-cell>
          <table:table-cell table:formula="of:=([.B11]/([.$B$3]-[.$B$1]))-(5*[.$B$2])" office:value-type="float" office:value="0.0222656492947175" calcext:value-type="float">
            <text:p>0,02</text:p>
          </table:table-cell>
          <table:table-cell/>
          <table:table-cell table:formula="of:=[.B11]-(10*50000)" office:value-type="float" office:value="0" calcext:value-type="float">
            <text:p>0,00</text:p>
          </table:table-cell>
          <table:table-cell table:formula="of:=[.G11]/[.$B$3]" office:value-type="float" office:value="0" calcext:value-type="float">
            <text:p>0,00</text:p>
          </table:table-cell>
          <table:table-cell table:formula="of:=([.H11]+2*5*[.$B$2])*[.$B$1]" office:value-type="float" office:value="4155.94112" calcext:value-type="float">
            <text:p>4.155,94</text:p>
          </table:table-cell>
          <table:table-cell table:style-name="ce4" table:formula="of:=([.H11]+2*5*[.$C$2])*[.$B$1]" office:value-type="float" office:value="4183.1483166515" calcext:value-type="float">
            <text:p>4.183,15</text:p>
          </table:table-cell>
          <table:table-cell/>
          <table:table-cell table:formula="of:=[.I11]-[.D11]" office:value-type="float" office:value="3304.28061116208" calcext:value-type="float">
            <text:p>3304,28061116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12]*[.$B$4]" office:value-type="float" office:value="1100441" calcext:value-type="float">
            <text:p>1.100.441,00</text:p>
          </table:table-cell>
          <table:table-cell table:formula="of:=[.B12]+[.D12]" office:value-type="float" office:value="1103812.64274923" calcext:value-type="float">
            <text:p>1.103.812,64</text:p>
          </table:table-cell>
          <table:table-cell table:formula="of:=(2*[.$B$2]*[.$B$1]+[.E12]*[.$B$1])" office:value-type="float" office:value="3371.64274923258" calcext:value-type="float">
            <text:p>3.371,64</text:p>
          </table:table-cell>
          <table:table-cell table:formula="of:=([.B12]/([.$B$3]-[.$B$1]))-(5*[.$B$2])" office:value-type="float" office:value="2.76299738675106" calcext:value-type="float">
            <text:p>2,76</text:p>
          </table:table-cell>
          <table:table-cell/>
          <table:table-cell table:formula="of:=[.B12]-(10*50000)" office:value-type="float" office:value="600441" calcext:value-type="float">
            <text:p>600.441,00</text:p>
          </table:table-cell>
          <table:table-cell table:formula="of:=[.G12]/[.$B$3]" office:value-type="float" office:value="2.72927727272727" calcext:value-type="float">
            <text:p>2,73</text:p>
          </table:table-cell>
          <table:table-cell table:formula="of:=([.H12]+2*5*[.$B$2])*[.$B$1]" office:value-type="float" office:value="6665.39148407273" calcext:value-type="float">
            <text:p>6.665,39</text:p>
          </table:table-cell>
          <table:table-cell table:style-name="ce4" table:formula="of:=([.H12]+2*5*[.$C$2])*[.$B$1]" office:value-type="float" office:value="6692.59868072423" calcext:value-type="float">
            <text:p>6.692,60</text:p>
          </table:table-cell>
          <table:table-cell/>
          <table:table-cell table:formula="of:=[.I12]-[.D12]" office:value-type="float" office:value="3293.74873484015" calcext:value-type="float">
            <text:p>3293,74873484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13]*[.$B$4]" office:value-type="float" office:value="2200882" calcext:value-type="float">
            <text:p>2.200.882,00</text:p>
          </table:table-cell>
          <table:table-cell table:formula="of:=[.B13]+[.D13]" office:value-type="float" office:value="2208872.06783446" calcext:value-type="float">
            <text:p>2.208.872,07</text:p>
          </table:table-cell>
          <table:table-cell table:formula="of:=(2*[.$B$2]*[.$B$1]+[.E13]*[.$B$1])" office:value-type="float" office:value="7990.06783446516" calcext:value-type="float">
            <text:p>7.990,07</text:p>
          </table:table-cell>
          <table:table-cell table:formula="of:=([.B13]/([.$B$3]-[.$B$1]))-(5*[.$B$2])" office:value-type="float" office:value="7.78599477350211" calcext:value-type="float">
            <text:p>7,79</text:p>
          </table:table-cell>
          <table:table-cell/>
          <table:table-cell table:formula="of:=[.B13]-(10*50000)" office:value-type="float" office:value="1700882" calcext:value-type="float">
            <text:p>1.700.882,00</text:p>
          </table:table-cell>
          <table:table-cell table:formula="of:=[.G13]/[.$B$3]" office:value-type="float" office:value="7.73128181818182" calcext:value-type="float">
            <text:p>7,73</text:p>
          </table:table-cell>
          <table:table-cell table:formula="of:=([.H13]+2*5*[.$B$2])*[.$B$1]" office:value-type="float" office:value="11264.5145754182" calcext:value-type="float">
            <text:p>11.264,51</text:p>
          </table:table-cell>
          <table:table-cell table:style-name="ce4" table:formula="of:=([.H13]+2*5*[.$C$2])*[.$B$1]" office:value-type="float" office:value="11291.7217720697" calcext:value-type="float">
            <text:p>11.291,72</text:p>
          </table:table-cell>
          <table:table-cell/>
          <table:table-cell table:formula="of:=[.I13]-[.D13]" office:value-type="float" office:value="3274.44674095302" calcext:value-type="float">
            <text:p>3274,44674095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14]*[.$B$4]" office:value-type="float" office:value="3301323" calcext:value-type="float">
            <text:p>3.301.323,00</text:p>
          </table:table-cell>
          <table:table-cell table:formula="of:=[.B14]+[.D14]" office:value-type="float" office:value="3313931.4929197" calcext:value-type="float">
            <text:p>3.313.931,49</text:p>
          </table:table-cell>
          <table:table-cell table:formula="of:=(2*[.$B$2]*[.$B$1]+[.E14]*[.$B$1])" office:value-type="float" office:value="12608.4929196977" calcext:value-type="float">
            <text:p>12.608,49</text:p>
          </table:table-cell>
          <table:table-cell table:formula="of:=([.B14]/([.$B$3]-[.$B$1]))-(5*[.$B$2])" office:value-type="float" office:value="12.8089921602532" calcext:value-type="float">
            <text:p>12,81</text:p>
          </table:table-cell>
          <table:table-cell/>
          <table:table-cell table:formula="of:=[.B14]-(10*50000)" office:value-type="float" office:value="2801323" calcext:value-type="float">
            <text:p>2.801.323,00</text:p>
          </table:table-cell>
          <table:table-cell table:formula="of:=[.G14]/[.$B$3]" office:value-type="float" office:value="12.7332863636364" calcext:value-type="float">
            <text:p>12,73</text:p>
          </table:table-cell>
          <table:table-cell table:formula="of:=([.H14]+2*5*[.$B$2])*[.$B$1]" office:value-type="float" office:value="15863.6376667636" calcext:value-type="float">
            <text:p>15.863,64</text:p>
          </table:table-cell>
          <table:table-cell table:style-name="ce4" table:formula="of:=([.H14]+2*5*[.$C$2])*[.$B$1]" office:value-type="float" office:value="15890.8448634151" calcext:value-type="float">
            <text:p>15.890,84</text:p>
          </table:table-cell>
          <table:table-cell/>
          <table:table-cell table:formula="of:=[.I14]-[.D14]" office:value-type="float" office:value="3255.14474706589" calcext:value-type="float">
            <text:p>3255,1447470659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15]*[.$B$4]" office:value-type="float" office:value="4401764" calcext:value-type="float">
            <text:p>4.401.764,00</text:p>
          </table:table-cell>
          <table:table-cell table:formula="of:=[.B15]+[.D15]" office:value-type="float" office:value="4418990.91800493" calcext:value-type="float">
            <text:p>4.418.990,92</text:p>
          </table:table-cell>
          <table:table-cell table:formula="of:=(2*[.$B$2]*[.$B$1]+[.E15]*[.$B$1])" office:value-type="float" office:value="17226.9180049303" calcext:value-type="float">
            <text:p>17.226,92</text:p>
          </table:table-cell>
          <table:table-cell table:formula="of:=([.B15]/([.$B$3]-[.$B$1]))-(5*[.$B$2])" office:value-type="float" office:value="17.8319895470042" calcext:value-type="float">
            <text:p>17,83</text:p>
          </table:table-cell>
          <table:table-cell/>
          <table:table-cell table:formula="of:=[.B15]-(10*50000)" office:value-type="float" office:value="3901764" calcext:value-type="float">
            <text:p>3.901.764,00</text:p>
          </table:table-cell>
          <table:table-cell table:formula="of:=[.G15]/[.$B$3]" office:value-type="float" office:value="17.7352909090909" calcext:value-type="float">
            <text:p>17,74</text:p>
          </table:table-cell>
          <table:table-cell table:formula="of:=([.H15]+2*5*[.$B$2])*[.$B$1]" office:value-type="float" office:value="20462.7607581091" calcext:value-type="float">
            <text:p>20.462,76</text:p>
          </table:table-cell>
          <table:table-cell table:style-name="ce4" table:formula="of:=([.H15]+2*5*[.$C$2])*[.$B$1]" office:value-type="float" office:value="20489.9679547606" calcext:value-type="float">
            <text:p>20.489,97</text:p>
          </table:table-cell>
          <table:table-cell/>
          <table:table-cell table:formula="of:=[.I15]-[.D15]" office:value-type="float" office:value="3235.84275317877" calcext:value-type="float">
            <text:p>3235,842753178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16]*[.$B$4]" office:value-type="float" office:value="5502205" calcext:value-type="float">
            <text:p>5.502.205,00</text:p>
          </table:table-cell>
          <table:table-cell table:formula="of:=[.B16]+[.D16]" office:value-type="float" office:value="5524050.34309016" calcext:value-type="float">
            <text:p>5.524.050,34</text:p>
          </table:table-cell>
          <table:table-cell table:formula="of:=(2*[.$B$2]*[.$B$1]+[.E16]*[.$B$1])" office:value-type="float" office:value="21845.3430901629" calcext:value-type="float">
            <text:p>21.845,34</text:p>
          </table:table-cell>
          <table:table-cell table:formula="of:=([.B16]/([.$B$3]-[.$B$1]))-(5*[.$B$2])" office:value-type="float" office:value="22.8549869337553" calcext:value-type="float">
            <text:p>22,85</text:p>
          </table:table-cell>
          <table:table-cell/>
          <table:table-cell table:formula="of:=[.B16]-(10*50000)" office:value-type="float" office:value="5002205" calcext:value-type="float">
            <text:p>5.002.205,00</text:p>
          </table:table-cell>
          <table:table-cell table:formula="of:=[.G16]/[.$B$3]" office:value-type="float" office:value="22.7372954545455" calcext:value-type="float">
            <text:p>22,74</text:p>
          </table:table-cell>
          <table:table-cell table:formula="of:=([.H16]+2*5*[.$B$2])*[.$B$1]" office:value-type="float" office:value="25061.8838494545" calcext:value-type="float">
            <text:p>25.061,88</text:p>
          </table:table-cell>
          <table:table-cell table:style-name="ce4" table:formula="of:=([.H16]+2*5*[.$C$2])*[.$B$1]" office:value-type="float" office:value="25089.091046106" calcext:value-type="float">
            <text:p>25.089,09</text:p>
          </table:table-cell>
          <table:table-cell/>
          <table:table-cell table:formula="of:=[.I16]-[.D16]" office:value-type="float" office:value="3216.54075929165" calcext:value-type="float">
            <text:p>3216,540759291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17]*[.$B$4]" office:value-type="float" office:value="6602646" calcext:value-type="float">
            <text:p>6.602.646,00</text:p>
          </table:table-cell>
          <table:table-cell table:formula="of:=[.B17]+[.D17]" office:value-type="float" office:value="6629109.7681754" calcext:value-type="float">
            <text:p>6.629.109,77</text:p>
          </table:table-cell>
          <table:table-cell table:formula="of:=(2*[.$B$2]*[.$B$1]+[.E17]*[.$B$1])" office:value-type="float" office:value="26463.7681753955" calcext:value-type="float">
            <text:p>26.463,77</text:p>
          </table:table-cell>
          <table:table-cell table:formula="of:=([.B17]/([.$B$3]-[.$B$1]))-(5*[.$B$2])" office:value-type="float" office:value="27.8779843205063" calcext:value-type="float">
            <text:p>27,88</text:p>
          </table:table-cell>
          <table:table-cell/>
          <table:table-cell table:formula="of:=[.B17]-(10*50000)" office:value-type="float" office:value="6102646" calcext:value-type="float">
            <text:p>6.102.646,00</text:p>
          </table:table-cell>
          <table:table-cell table:formula="of:=[.G17]/[.$B$3]" office:value-type="float" office:value="27.7393" calcext:value-type="float">
            <text:p>27,74</text:p>
          </table:table-cell>
          <table:table-cell table:formula="of:=([.H17]+2*5*[.$B$2])*[.$B$1]" office:value-type="float" office:value="29661.0069408" calcext:value-type="float">
            <text:p>29.661,01</text:p>
          </table:table-cell>
          <table:table-cell table:style-name="ce4" table:formula="of:=([.H17]+2*5*[.$C$2])*[.$B$1]" office:value-type="float" office:value="29688.2141374515" calcext:value-type="float">
            <text:p>29.688,21</text:p>
          </table:table-cell>
          <table:table-cell/>
          <table:table-cell table:formula="of:=[.I17]-[.D17]" office:value-type="float" office:value="3197.23876540452" calcext:value-type="float">
            <text:p>3197,238765404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18]*[.$B$4]" office:value-type="float" office:value="7703087" calcext:value-type="float">
            <text:p>7.703.087,00</text:p>
          </table:table-cell>
          <table:table-cell table:formula="of:=[.B18]+[.D18]" office:value-type="float" office:value="7734169.19326063" calcext:value-type="float">
            <text:p>7.734.169,19</text:p>
          </table:table-cell>
          <table:table-cell table:formula="of:=(2*[.$B$2]*[.$B$1]+[.E18]*[.$B$1])" office:value-type="float" office:value="31082.1932606281" calcext:value-type="float">
            <text:p>31.082,19</text:p>
          </table:table-cell>
          <table:table-cell table:formula="of:=([.B18]/([.$B$3]-[.$B$1]))-(5*[.$B$2])" office:value-type="float" office:value="32.9009817072574" calcext:value-type="float">
            <text:p>32,90</text:p>
          </table:table-cell>
          <table:table-cell/>
          <table:table-cell table:formula="of:=[.B18]-(10*50000)" office:value-type="float" office:value="7203087" calcext:value-type="float">
            <text:p>7.203.087,00</text:p>
          </table:table-cell>
          <table:table-cell table:formula="of:=[.G18]/[.$B$3]" office:value-type="float" office:value="32.7413045454545" calcext:value-type="float">
            <text:p>32,74</text:p>
          </table:table-cell>
          <table:table-cell table:formula="of:=([.H18]+2*5*[.$B$2])*[.$B$1]" office:value-type="float" office:value="34260.1300321455" calcext:value-type="float">
            <text:p>34.260,13</text:p>
          </table:table-cell>
          <table:table-cell table:style-name="ce4" table:formula="of:=([.H18]+2*5*[.$C$2])*[.$B$1]" office:value-type="float" office:value="34287.337228797" calcext:value-type="float">
            <text:p>34.287,34</text:p>
          </table:table-cell>
          <table:table-cell/>
          <table:table-cell table:formula="of:=[.I18]-[.D18]" office:value-type="float" office:value="3177.9367715174" calcext:value-type="float">
            <text:p>3177,9367715174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19]*[.$B$4]" office:value-type="float" office:value="8803528" calcext:value-type="float">
            <text:p>8.803.528,00</text:p>
          </table:table-cell>
          <table:table-cell table:formula="of:=[.B19]+[.D19]" office:value-type="float" office:value="8839228.61834586" calcext:value-type="float">
            <text:p>8.839.228,62</text:p>
          </table:table-cell>
          <table:table-cell table:formula="of:=(2*[.$B$2]*[.$B$1]+[.E19]*[.$B$1])" office:value-type="float" office:value="35700.6183458606" calcext:value-type="float">
            <text:p>35.700,62</text:p>
          </table:table-cell>
          <table:table-cell table:formula="of:=([.B19]/([.$B$3]-[.$B$1]))-(5*[.$B$2])" office:value-type="float" office:value="37.9239790940085" calcext:value-type="float">
            <text:p>37,92</text:p>
          </table:table-cell>
          <table:table-cell/>
          <table:table-cell table:formula="of:=[.B19]-(10*50000)" office:value-type="float" office:value="8303528" calcext:value-type="float">
            <text:p>8.303.528,00</text:p>
          </table:table-cell>
          <table:table-cell table:formula="of:=[.G19]/[.$B$3]" office:value-type="float" office:value="37.7433090909091" calcext:value-type="float">
            <text:p>37,74</text:p>
          </table:table-cell>
          <table:table-cell table:formula="of:=([.H19]+2*5*[.$B$2])*[.$B$1]" office:value-type="float" office:value="38859.2531234909" calcext:value-type="float">
            <text:p>38.859,25</text:p>
          </table:table-cell>
          <table:table-cell table:style-name="ce4" table:formula="of:=([.H19]+2*5*[.$C$2])*[.$B$1]" office:value-type="float" office:value="38886.4603201424" calcext:value-type="float">
            <text:p>38.886,46</text:p>
          </table:table-cell>
          <table:table-cell/>
          <table:table-cell table:formula="of:=[.I19]-[.D19]" office:value-type="float" office:value="3158.63477763028" calcext:value-type="float">
            <text:p>3158,6347776303</text:p>
          </table:table-cell>
        </table:table-row>
        <table:table-row table:style-name="ro3" table:number-rows-repeated="104855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oglio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21:07:07.53075129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iliano Masserelli</meta:initial-creator>
    <meta:creation-date>2015-12-28T11:11:30</meta:creation-date>
    <dc:date>2015-12-28T23:36:22.953262084</dc:date>
    <meta:editing-duration>PT2H32M56S</meta:editing-duration>
    <meta:editing-cycles>4</meta:editing-cycles>
    <meta:generator>LibreOffice/4.2.8.2$Linux_X86_64 LibreOffice_project/420m0$Build-2</meta:generator>
    <meta:document-statistic meta:table-count="3" meta:cell-count="129" meta:object-count="0"/>
  </office:meta>
</office:document-meta>
</file>